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enge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TM32F405RGT7</text:p>
          </table:table-cell>
          <table:table-cell office:value-type="string" calcext:value-type="string">
            <text:p>Mikrocontroller</text:p>
          </table:table-cell>
          <table:table-cell office:value-type="string" calcext:value-type="string">
            <text:p>https://de.farnell.com/stmicroelectronics/stm32f405rgt7/mcu-32bit-cortex-m4-168mhz-lqfp/dp/2333285?ost=STM32F405RGT7&amp;ddkey=https%3Ade-DE%2FElement14_Germany%2Fsearc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/>
          <table:table-cell table:style-name="ce7"/>
          <table:table-cell table:number-columns-repeated="3"/>
        </table:table-row>
        <table:table-row table:style-name="ro2">
          <table:table-cell/>
          <table:table-cell office:value-type="string" calcext:value-type="string">
            <text:p>SN65HVD230QD</text:p>
          </table:table-cell>
          <table:table-cell office:value-type="string" calcext:value-type="string">
            <text:p>CAN Transceiver</text:p>
          </table:table-cell>
          <table:table-cell table:style-name="ce8" office:value-type="string" calcext:value-type="string">
            <text:p>https://de.farnell.com/texas-instruments/sn65hvd230qd/transceiver-3-3v-soic8/dp/1648752?st=SN65HVD230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8329TCS-6ML </text:p>
          </table:table-cell>
          <table:table-cell office:value-type="string" calcext:value-type="string">
            <text:p>Wärmeleitkleber</text:p>
          </table:table-cell>
          <table:table-cell office:value-type="string" calcext:value-type="string">
            <text:p>https://de.farnell.com/mg-chemicals/8329tcs-6ml/klebstoff-2-komp-epoxid-spritze/dp/281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FK 248 SA 220</text:p>
          </table:table-cell>
          <table:table-cell office:value-type="string" calcext:value-type="string">
            <text:p>Kühlkörper</text:p>
          </table:table-cell>
          <table:table-cell office:value-type="string" calcext:value-type="string">
            <text:p>https://de.farnell.com/fischer-elektronik/fk-248-sa-220/k-hlk-rper/dp/1892322?st=transistor%20k%C3%BChlk%C3%B6r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3">
          <table:table-cell/>
          <table:table-cell office:value-type="string" calcext:value-type="string">
            <text:p>ABLS-8.000MHZ-K4T</text:p>
          </table:table-cell>
          <table:table-cell office:value-type="string" calcext:value-type="string">
            <text:p>Quarz</text:p>
          </table:table-cell>
          <table:table-cell office:value-type="string" calcext:value-type="string">
            <text:p>https://de.farnell.com/abracon/abls-8-000mhz-k4t/quarz-8mhz-18pf-11-5mm-x-4-7mm/dp/2849566?st=quar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20-9980545</text:p>
          </table:table-cell>
          <table:table-cell office:value-type="string" calcext:value-type="string">
            <text:p>steckverbinder</text:p>
          </table:table-cell>
          <table:table-cell office:value-type="string" calcext:value-type="string">
            <text:p>https://de.farnell.com/harwin/m20-9980545/stiftleiste-tht-vertikal-2-54mm/dp/1022235?st=m20-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3">
          <table:table-cell/>
          <table:table-cell office:value-type="string" calcext:value-type="string">
            <text:p>AZDeliveryJumperWire </text:p>
          </table:table-cell>
          <table:table-cell office:value-type="string" calcext:value-type="string">
            <text:p>wire jumper</text:p>
          </table:table-cell>
          <table:table-cell office:value-type="string" calcext:value-type="string">
            <text:p>https://www.amazon.de/AZDelivery-Jumper-Arduino-Raspberry-Breadboard/dp/B074P726ZR/ref=sr_1_3?ie=UTF8&amp;qid=1549027418&amp;sr=8-3&amp;keywords=wire+jum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MBT3904WT1G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https://de.farnell.com/on-semiconductor/mmbt3904wt1g/transistor-npn-sot-323/dp/1459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1N5931BRLG</text:p>
          </table:table-cell>
          <table:table-cell office:value-type="string" calcext:value-type="string">
            <text:p>Zener-Diode</text:p>
          </table:table-cell>
          <table:table-cell office:value-type="string" calcext:value-type="string">
            <text:p>https://de.farnell.com/on-semiconductor/1n5931brlg/zener-diode-3w-18v-do-41/dp/2630274?st=supressor%20diode%2018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MICTuning12-Fach Sicherungshalter</text:p>
          </table:table-cell>
          <table:table-cell table:style-name="Default" office:value-type="string" calcext:value-type="string">
            <text:p>Sicherungen</text:p>
          </table:table-cell>
          <table:table-cell table:style-name="Default" office:value-type="string" calcext:value-type="string">
            <text:p>https://www.amazon.de/dp/B07FT7GCG6/ref=sspa_dk_detail_0?psc=1&amp;pd_rd_i=B07FT7GCG6&amp;pd_rd_w=RdVyZ&amp;pf_rd_p=00903874-3af0-47e0-8622-ee58087f71cf&amp;pd_rd_wg=olrIR&amp;pf_rd_r=E56A75NM4EH8FFQP28KT&amp;pd_rd_r=4ab0cb01-2473-11e9-b35c-1f65879f2638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.00.0000</text:date>, <text:time style:data-style-name="N2" text:time-value="13:42:45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9-02-01T16:14:20.358000000</dc:date>
    <meta:editing-duration>PT5H45M44S</meta:editing-duration>
    <meta:editing-cycles>6</meta:editing-cycles>
    <meta:document-statistic meta:table-count="1" meta:cell-count="44" meta:object-count="0"/>
  </office:meta>
</office:document-meta>
</file>